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ejaVu Sans" fo:font-weight="bold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0.1965in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DejaVu Sans"/>
    </style:style>
    <style:style style:name="P5" style:family="paragraph" style:parent-style-name="Standard">
      <style:paragraph-properties fo:line-height="0.1965in"/>
      <style:text-properties style:font-name="DejaVu Sans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line-height="0.1965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0.1965in"/>
      <style:text-properties style:font-name="DejaVu Sans" fo:font-size="10pt" fo:font-weight="bold" style:font-name-asian="DejaVu Sans1" style:font-size-asian="10pt" style:font-weight-asian="bold" style:font-name-complex="DejaVu Sans1" style:font-size-complex="10pt" style:font-weight-complex="bold"/>
    </style:style>
    <style:style style:name="P8" style:family="paragraph" style:parent-style-name="Standard">
      <style:paragraph-properties fo:line-height="0.1965in" fo:text-align="center" style:justify-single-word="false"/>
      <style:text-properties style:font-name="DejaVu Sans" fo:font-size="10pt" fo:font-weight="bold" style:font-name-asian="DejaVu Sans1" style:font-size-asian="10pt" style:font-weight-asian="bold" style:font-name-complex="DejaVu Sans1" style:font-size-complex="10pt" style:font-weight-complex="bold"/>
    </style:style>
    <style:style style:name="P9" style:family="paragraph" style:parent-style-name="Standard">
      <style:paragraph-properties fo:line-height="0.1965in"/>
      <style:text-properties style:font-name="DejaVu Sans" fo:font-size="10pt" style:font-name-asian="DejaVu Sans1" style:font-size-asian="10pt" style:font-name-complex="DejaVu Sans1" style:font-size-complex="10pt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style:font-name-asian="DejaVu Sans1" style:font-name-complex="DejaVu Sans1"/>
    </style:style>
    <style:style style:name="T4" style:family="text">
      <style:text-properties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5" style:family="text">
      <style:text-properties fo:font-size="9pt" fo:font-weight="bold" style:font-name-asian="DejaVu Sans1" style:font-size-asian="9pt" style:font-weight-asian="bold" style:font-name-complex="DejaVu Sans1" style:font-size-complex="9pt" style:font-weight-complex="bold"/>
    </style:style>
    <style:style style:name="gr1" style:family="graphic">
      <style:graphic-properties svg:stroke-width="0.0193in" draw:fill="none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oCatch</text:p>
      <text:p text:style-name="P1">Evaluation – Fragebogen</text:p>
      <text:p text:style-name="P4"/>
      <text:p text:style-name="P6">Aufgabenangemessenheit</text:p>
      <text:p text:style-name="P3">1.)Der Aktionsrahmen für den Spieler in der GeoCatch App entspricht meinen Erwartungen.</text:p>
      <text:p text:style-name="P3"><text:span text:style-name="T2"><text:tab/></text:span><text:span text:style-name="T4">ich stimme voll zu <text:s text:c="2"/>□ <text:s text:c="3"/>□ <text:s text:c="3"/>□ <text:s text:c="3"/>□ <text:s text:c="2"/></text:span><text:span text:style-name="T5"><text:s/></text:span><text:span text:style-name="T4">□ </text:span><text:span text:style-name="T5"><text:s/>stimme gar nicht zu<text:tab/><text:tab/></text:span><text:span text:style-name="T4">□ </text:span><text:span text:style-name="T5"><text:s/>Enthaltung</text:span></text:p>
      <text:p text:style-name="P3">2.) Ich erwarte an keiner Stelle der GeoCatch App mehr als die gebotene Funktionalität.</text:p>
      <text:p text:style-name="P5"><text:span text:style-name="T2"><text:tab/>ich stimme voll zu <text:s text:c="2"/></text:span><text:span text:style-name="T2">□ <text:s text:c="3"/>□ <text:s text:c="3"/>□ <text:s text:c="3"/>□ <text:s text:c="2"/></text:span><text:span text:style-name="T3"><text:s/></text:span><text:span text:style-name="T2">□</text:span><text:span text:style-name="T2"> </text:span><text:span text:style-name="T3"><text:s/>stimme gar nicht zu<text:tab/><text:tab/></text:span><text:span text:style-name="T2">□ </text:span><text:span text:style-name="T3"><text:s/>Enthaltung</text:span></text:p>
      <text:p text:style-name="P3">3.) Ich empfinde an keiner Stelle der GeoCatch App die gebotene Funktionalität als zu komplex.</text:p>
      <text:p text:style-name="P5"><text:span text:style-name="T2"><text:tab/>ich stimme voll zu <text:s text:c="2"/></text:span><text:span text:style-name="T2">□ <text:s text:c="3"/>□ <text:s text:c="3"/>□ <text:s text:c="3"/>□ <text:s text:c="2"/></text:span><text:span text:style-name="T3"><text:s/></text:span><text:span text:style-name="T2">□</text:span><text:span text:style-name="T2"> </text:span><text:span text:style-name="T3"><text:s/>stimme gar nicht zu<text:tab/><text:tab/></text:span><text:span text:style-name="T2">□ </text:span><text:span text:style-name="T3"><text:s/>Enthaltung</text:span></text:p>
      <text:p text:style-name="P3"><text:line-break/><text:span text:style-name="T1">Selbsterklärungsfähigkeit</text:span></text:p>
      <text:p text:style-name="P3">4.) Mir ist klar, was das Spielprinzip von GeoCatch ist.</text:p>
      <text:p text:style-name="P5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9">5.) Die Spielansicht der GeoCatch App ist intuitiv.</text:p>
      <text:p text:style-name="P5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7"/>
      <text:p text:style-name="P6">Steuerbarkeit</text:p>
      <text:p text:style-name="P3">6.) Die Geocatch App ähnelt in ihrer Bedienung typischen Android Apps.</text:p>
      <text:p text:style-name="P5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9">7.) Ich weiß, welche Funktion die mir zur Verfügung gestellten Bedienelemente haben</text:p>
      <text:p text:style-name="P5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3">8.) Ich empfinde die Bedienung der GeoCatch App als angenehm</text:p>
      <text:p text:style-name="P3"><text:span text:style-name="T4"><text:tab/>ich stimme voll zu <text:s text:c="2"/>□ <text:s text:c="3"/>□ <text:s text:c="3"/>□ <text:s text:c="3"/>□ <text:s text:c="2"/></text:span><text:span text:style-name="T5"><text:s/></text:span><text:span text:style-name="T4">□ </text:span><text:span text:style-name="T5"><text:s/>stimme gar nicht zu<text:tab/><text:tab/></text:span><text:span text:style-name="T4">□ </text:span><text:span text:style-name="T5"><text:s/>Enthaltung</text:span></text:p>
      <text:p text:style-name="P3"/>
      <text:p text:style-name="P3"><text:span text:style-name="T1">Erlernbarkeit</text:span><text:line-break/>8.) Das Spielprinzip / der Spielablauf der GeoCatch App ist leicht zu verstehen</text:p>
      <text:p text:style-name="P3"><text:span text:style-name="T4"><text:tab/>ich stimme voll zu <text:s text:c="2"/>□ <text:s text:c="3"/>□ <text:s text:c="3"/>□ <text:s text:c="3"/>□ <text:s text:c="2"/></text:span><text:span text:style-name="T5"><text:s/></text:span><text:span text:style-name="T4">□ </text:span><text:span text:style-name="T5"><text:s/>stimme gar nicht zu<text:tab/><text:tab/></text:span><text:span text:style-name="T4">□ </text:span><text:span text:style-name="T5"><text:s/>Enthaltung</text:span></text:p>
      <text:p text:style-name="P9">9.) Ich weiß, wie ich ein Spiel eröffnen kann bzw. einem Spiel betreten kann</text:p>
      <text:p text:style-name="P5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9">10.) Mir ist dieses Verfahren bereits von anderen PC/Konsolen-Spielen bekannt </text:p>
      <text:p text:style-name="P5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9"/>
      <text:p text:style-name="P3"><text:span text:style-name="T1">Verlässlichkeit / Fehlertoleranz</text:span><text:line-break/>11.) Die GeoCatch App stürzte bei meinem Test gar nicht (oder sehr selten) ab.</text:p>
      <text:p text:style-name="P5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9">12.) Mir sind keine Fehler in der Menu-Oberfläche oder im Spiel aufgefallen.</text:p>
      <text:p text:style-name="P5"><text:span text:style-name="T2"><text:tab/>ich stimme voll zu <text:s text:c="2"/>□ <text:s text:c="3"/>□ <text:s text:c="3"/>□ <text:s text:c="3"/>□ <text:s text:c="2"/></text:span><text:span text:style-name="T3"><text:s/></text:span><text:span text:style-name="T2">□ </text:span><text:span text:style-name="T3"><text:s/>stimme gar nicht zu<text:tab/><text:tab/></text:span><text:span text:style-name="T2">□ </text:span><text:span text:style-name="T3"><text:s/>Enthaltung</text:span></text:p>
      <text:p text:style-name="P9"/>
      <text:p text:style-name="P7"><draw:rect text:anchor-type="paragraph" draw:z-index="0" draw:style-name="gr1" draw:text-style-name="P10" svg:width="6.6567in" svg:height="1.6567in" svg:x="0.0236in" svg:y="0.2402in"><text:p/></draw:rect>allgemeine Kommentare / Wünsche / Anregungen / Verbesserungsvorschläge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Vielen Dank für die Teilname an der Evaluati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1T23:08:27</meta:creation-date>
    <dc:date>2010-07-12T00:08:54</dc:date>
    <meta:editing-duration>PT00H09M09S</meta:editing-duration>
    <meta:editing-cycles>3</meta:editing-cycles>
    <meta:generator>OpenOffice.org/3.2$Linux OpenOffice.org_project/320m12$Build-9483</meta:generator>
    <meta:printed-by>Stephan Erdtmann</meta:printed-by>
    <meta:print-date>2010-07-12T00:07:53</meta:print-date>
    <dc:creator>Stephan Erdtmann</dc:creator>
    <meta:document-statistic meta:table-count="0" meta:image-count="0" meta:object-count="0" meta:page-count="1" meta:paragraph-count="33" meta:word-count="377" meta:character-count="2259"/>
  </office:meta>
</office:document-meta>
</file>